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Bahnschrift1" fo:language="zxx" fo:country="none"/>
    </style:style>
    <style:style style:name="P2" style:family="paragraph" style:parent-style-name="Preformatted_20_Text">
      <style:text-properties style:font-name="Bahnschrift1" fo:language="el" fo:country="GR"/>
    </style:style>
    <style:style style:name="P3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4" style:family="paragraph" style:parent-style-name="Preformatted_20_Text">
      <style:text-properties style:font-name="Bahnschrift1" fo:language="el" fo:country="GR"/>
    </style:style>
    <style:style style:name="P5" style:family="paragraph" style:parent-style-name="Preformatted_20_Text" style:list-style-name="L1">
      <style:text-properties style:font-name="Bahnschrift1" fo:language="el" fo:country="GR"/>
    </style:style>
    <style:style style:name="P6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7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8" style:family="paragraph" style:parent-style-name="Preformatted_20_Text" style:list-style-name="L3">
      <style:text-properties style:font-name="Bahnschrift1" fo:language="el" fo:country="GR" fo:font-weight="normal" style:font-weight-asian="normal" style:font-weight-complex="normal"/>
    </style:style>
    <style:style style:name="P9" style:family="paragraph" style:parent-style-name="Preformatted_20_Text">
      <style:text-properties style:font-name="Bahnschrift1" fo:language="en" fo:country="US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Βασική ροή: Το διαχειριστικό προσωπικό θέλει να προσθέσει ιατρικό προσωπικό.</text:p>
      <text:p text:style-name="P3"/>
      <text:list xml:id="list5359366987761568496" text:style-name="L1">
        <text:list-item>
          <text:p text:style-name="P5">Από την αρχική οθόνη, ο διαχειριστής επιλέγει προσθήκη ιατρικού προσωπικού</text:p>
        </text:list-item>
        <text:list-item>
          <text:p text:style-name="P5">Ανεβάζει φωτογραφία του ιατρικού προσωπικού</text:p>
        </text:list-item>
        <text:list-item>
          <text:p text:style-name="P5">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5">Επιλέγει αποθήκευση.</text:p>
        </text:list-item>
        <text:list-item>
          <text:p text:style-name="P5">Το σύστημα τσεκάρει αν τα απαραίτητα στοιχεία έχουν πληκτρολογήθει.</text:p>
        </text:list-item>
        <text:list-item>
          <text:p text:style-name="P5">Τα απαραίτητα στοιχεία έχουν πληκτρολογηθεί, οπότε εμφανίζεται μήνυμα επιτυχημένης αποθήκευσης.</text:p>
        </text:list-item>
        <text:list-item>
          <text:p text:style-name="P5">Ο διαχειριστής επιλέγει “ΟΚ”.</text:p>
        </text:list-item>
        <text:list-item>
          <text:p text:style-name="P5">Το σύστημα επιστρέφει στην αρχική οθόνη.</text:p>
        </text:list-item>
      </text:list>
      <text:p text:style-name="P2"/>
      <text:p text:style-name="P2">Εναλλακτική ροή <text:span text:style-name="T2">1</text:span></text:p>
      <text:p text:style-name="P9"/>
      <text:p text:style-name="P1">6. <text:span text:style-name="T1">Τα απαραίτητα στοιχεία δέν έχουν πλκτρολογηθεί, οπότε εμφανίζεται μήνυμα αποτυχημένης αποθήκευσης.</text:span></text:p>
      <text:p text:style-name="P2">7. Ο διαχειρηστής επιλέγει “ΟΚ”.</text:p>
      <text:p text:style-name="P2">8. Συμπληρώνει τα υπόλειπα απαραίτητα στοίχεια.</text:p>
      <text:p text:style-name="P2">9. Η περίπτωση χρήσης συνεχίζεται από το βήμα 4 της βασικής ροής.</text:p>
      <text:p text:style-name="P2"/>
      <text:p text:style-name="P3">Βασική ροή: Το διαχειριστικό προσωπικό θέλει να επεξεργαστεί ιατρικό προσωπικό.</text:p>
      <text:p text:style-name="P3"/>
      <text:list xml:id="list8454160827704856803" text:style-name="L3">
        <text:list-item>
          <text:p text:style-name="P8">Από την αρχική οθόνη, ο διαχειρηστής επιλέγει επεξεργασία ιατρικού προσωπικού.</text:p>
        </text:list-item>
        <text:list-item>
          <text:p text:style-name="P8">Το σύστημα εμφανίζει ενα μενού με όλο το τρέχον ιατρικό προσωπικό.</text:p>
        </text:list-item>
        <text:list-item>
          <text:p text:style-name="P8">Επιλέγει το επιθυμητό προσωπικό.</text:p>
        </text:list-item>
        <text:list-item>
          <text:p text:style-name="P8">Το σύστημα εμφανίζει οθόνη με τις αποθηκευμένες πληροφορίες του συγκεκριμένου προσωπικού</text:p>
        </text:list-item>
        <text:list-item>
          <text:p text:style-name="P8">Ο διαχειρηστής επιλέγει κάποιο από τα στοιχεια <text:span text:style-name="T2">-</text:span>ονοματεπώνυμο, ειδικότητα, εκπαίδευση, χρόνια υπηρεσίας, προηγούμενες υπηρεσίες, ομάδα αίματος, τηλέφωνο, μητρώο, τόπος κατοικίας του προσωπικού<text:span text:style-name="T2">- </text:span>που θέλει να επεξεργαστεί.</text:p>
        </text:list-item>
        <text:list-item>
          <text:p text:style-name="P8">Ο διαχειρηστής επιλέγει αποθήκευση.</text:p>
        </text:list-item>
        <text:list-item>
          <text:p text:style-name="P8">Η περίπτωση χρήσης συνεχίζεται απο το βήμα 5 της βασικής ροής για προσθήκη ιατρικού προσωπικού καθώς και της εναλλακτικής ροής 1.</text:p>
        </text:list-item>
      </text:list>
      <text:p text:style-name="P7"/>
      <text:p text:style-name="P3">Βασική ροή: Το διαχειριστικό προσωπικό θέλει να διαγράψει ιατρικό προσωπικ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22T23:35:17.71</dc:date>
    <dc:creator>Spyros Tsimpoukis</dc:creator>
    <meta:generator>OpenOffice/4.1.5$Win32 OpenOffice.org_project/415m1$Build-9789</meta:generator>
    <meta:editing-duration>PT19M58S</meta:editing-duration>
    <meta:editing-cycles>2</meta:editing-cycles>
    <meta:document-statistic meta:table-count="0" meta:image-count="0" meta:object-count="0" meta:page-count="1" meta:paragraph-count="23" meta:word-count="233" meta:character-count="1700"/>
  </office:meta>
</office:document-meta>
</file>